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713d"/>
    </style:style>
    <style:style style:name="P2" style:family="paragraph" style:parent-style-name="Text_20_body">
      <style:paragraph-properties fo:text-align="start" style:justify-single-word="false"/>
      <style:text-properties officeooo:paragraph-rsid="001a713d"/>
    </style:style>
    <style:style style:name="P3"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P4" style:family="paragraph" style:parent-style-name="Text_20_body">
      <style:paragraph-properties fo:text-align="start" style:justify-single-word="false"/>
      <style:text-properties fo:font-size="16pt" fo:font-weight="bold" officeooo:rsid="001acf3c" officeooo:paragraph-rsid="001a713d" style:font-size-asian="16pt" style:font-weight-asian="bold" style:font-size-complex="16pt" style:font-weight-complex="bold"/>
    </style:style>
    <style:style style:name="P5" style:family="paragraph" style:parent-style-name="Text_20_body">
      <style:paragraph-properties fo:text-align="justify" style:justify-single-word="false"/>
      <style:text-properties fo:font-size="12pt" fo:font-weight="normal" officeooo:rsid="001acf3c" officeooo:paragraph-rsid="001a713d" style:font-size-asian="10.5pt" style:font-weight-asian="normal" style:font-size-complex="12pt" style:font-weight-complex="normal"/>
    </style:style>
    <style:style style:name="P6" style:family="paragraph" style:parent-style-name="Text_20_body">
      <style:paragraph-properties fo:text-align="justify" style:justify-single-word="false"/>
      <style:text-properties fo:font-size="12pt" fo:font-weight="normal" officeooo:rsid="001acf3c" officeooo:paragraph-rsid="001a713d" style:font-size-asian="12pt" style:font-weight-asian="normal" style:font-size-complex="12pt" style:font-weight-complex="normal"/>
    </style:style>
    <style:style style:name="P7" style:family="paragraph" style:parent-style-name="Title">
      <style:text-properties fo:font-size="26pt" officeooo:paragraph-rsid="001a713d" style:font-size-asian="26pt" style:font-size-complex="26pt"/>
    </style:style>
    <style:style style:name="P8" style:family="paragraph" style:parent-style-name="Text_20_body">
      <style:paragraph-properties fo:text-align="justify" style:justify-single-word="false"/>
      <style:text-properties officeooo:rsid="001bb75e" officeooo:paragraph-rsid="001a713d"/>
    </style:style>
    <style:style style:name="P9" style:family="paragraph" style:parent-style-name="Text_20_body">
      <style:text-properties officeooo:paragraph-rsid="00263ead"/>
    </style:style>
    <style:style style:name="P10" style:family="paragraph" style:parent-style-name="Heading_20_1">
      <style:paragraph-properties fo:text-align="justify" style:justify-single-word="false"/>
      <style:text-properties officeooo:rsid="001acf3c" officeooo:paragraph-rsid="001a713d"/>
    </style:style>
    <style:style style:name="P11" style:family="paragraph" style:parent-style-name="Text_20_body">
      <style:paragraph-properties fo:text-align="justify" style:justify-single-word="false"/>
      <style:text-properties officeooo:paragraph-rsid="001a713d"/>
    </style:style>
    <style:style style:name="P12" style:family="paragraph" style:parent-style-name="Text_20_body">
      <style:paragraph-properties fo:text-align="justify" style:justify-single-word="false"/>
      <style:text-properties officeooo:rsid="001bb75e" officeooo:paragraph-rsid="001a713d"/>
    </style:style>
    <style:style style:name="P13" style:family="paragraph" style:parent-style-name="Text_20_body">
      <style:paragraph-properties fo:text-align="justify" style:justify-single-word="false"/>
      <style:text-properties fo:font-size="16pt" fo:font-weight="bold" officeooo:rsid="001acf3c" officeooo:paragraph-rsid="001a713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officeooo:rsid="001f3f08"/>
    </style:style>
    <style:style style:name="T3" style:family="text">
      <style:text-properties fo:font-weight="bold" officeooo:rsid="0023831c" style:font-weight-asian="bold" style:font-weight-complex="bold"/>
    </style:style>
    <style:style style:name="T4" style:family="text">
      <style:text-properties fo:font-weight="bold" officeooo:rsid="00285052" style:font-weight-asian="bold" style:font-weight-complex="bold"/>
    </style:style>
    <style:style style:name="T5" style:family="text">
      <style:text-properties officeooo:rsid="0023831c"/>
    </style:style>
    <style:style style:name="T6" style:family="text">
      <style:text-properties officeooo:rsid="00263ead"/>
    </style:style>
    <style:style style:name="T7" style:family="text">
      <style:text-properties officeooo:rsid="002850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inical Case <text:span text:style-name="T2">1</text:span><text:span text:style-name="T7">7</text:span></text:p>
      <text:h text:style-name="P10" text:outline-level="1">Metrics:</text:h>
      <text:p text:style-name="P2">PESI Score: <text:span text:style-name="Strong_20_Emphasis"><text:span text:style-name="T7">75</text:span></text:span> → <text:span text:style-name="Strong_20_Emphasis">Class </text:span><text:span text:style-name="Strong_20_Emphasis"><text:span text:style-name="T5">I</text:span></text:span><text:span text:style-name="Strong_20_Emphasis"><text:span text:style-name="T7">I</text:span></text:span><text:line-break/>Simplified PESI (sPESI) Score: <text:span text:style-name="Strong_20_Emphasis"><text:span text:style-name="T7">2</text:span></text:span> → <text:span text:style-name="T4">High</text:span><text:span text:style-name="Strong_20_Emphasis"><text:span text:style-name="T6"> Risk</text:span></text:span><text:line-break/><text:span text:style-name="T4">Intermediate-High</text:span><text:span text:style-name="Strong_20_Emphasis"><text:span text:style-name="T1"> early mortality risk</text:span></text:span><text:span text:style-name="T1">. </text:span></text:p>
      <text:p text:style-name="P4"/>
      <text:p text:style-name="P3">PESI:</text:p>
      <text:p text:style-name="P1">Step-by-step calculation of the PESI score based on the provided patient data:</text:p>
      <text:p text:style-name="P1">1. Age: The patient is 35 years old. According to the PESI score, age in years is added directly. </text:p>
      <text:p text:style-name="Text_20_body">Points = 35</text:p>
      <text:p text:style-name="Text_20_body">2. Male sex: The patient is female, so 0 points.</text:p>
      <text:p text:style-name="Text_20_body">3. Cancer (any type): The patient has cancer, so +30 points.</text:p>
      <text:p text:style-name="Text_20_body">4. Chronic heart failure: The patient does not have heart failure, so 0 points.</text:p>
      <text:p text:style-name="Text_20_body">5. Chronic pulmonary disease: The patient has chronic cardiopulmonary disease. This counts as chronic pulmonary disease, so +10 points.</text:p>
      <text:p text:style-name="Text_20_body">6. Pulse rate &gt;= 110 bpm: The patient's heart rate is 76 bpm, which is less than 110, so 0 points.</text:p>
      <text:p text:style-name="Text_20_body">7. Systolic blood pressure &lt; 100 mmHg: The patient's SBP is 136 mmHg, so 0 points.</text:p>
      <text:p text:style-name="Text_20_body">8. Respiratory rate &gt; 30 breaths per minute: The patient's respiratory rate is 15, so 0 points.</text:p>
      <text:p text:style-name="Text_20_body">9. Temperature &lt; 36ºC: The patient's temperature is 37.0ºC, so 0 points.</text:p>
      <text:p text:style-name="Text_20_body">10. Altered mental status: The patient has no altered mental status, so 0 points.</text:p>
      <text:p text:style-name="Text_20_body">11. Arterial oxyhaemoglobin saturation &lt; 90%: The patient's oxygen saturation is 95%, so 0 points.</text:p>
      <text:p text:style-name="Text_20_body"/>
      <text:p text:style-name="Text_20_body">Now, summing all points: </text:p>
      <text:p text:style-name="Text_20_body">Age (35) + Cancer (30) + Chronic pulmonary disease (10) = 35 + 30 + 10 = 75 points</text:p>
      <text:p text:style-name="Text_20_body">PESI value: 75 (II)</text:p>
      <text:p text:style-name="P1"/>
      <text:p text:style-name="P8"/>
      <text:p text:style-name="P8"/>
      <text:p text:style-name="P8"/>
      <text:p text:style-name="P8"/>
      <text:p text:style-name="P3"><text:soft-page-break/>sPESI:</text:p>
      <text:p text:style-name="P5">Step-by-step calculation of the sPESI score:</text:p>
      <text:p text:style-name="P1">1. Age &gt; 80 years: The patient is 35 years old, so 0 points.</text:p>
      <text:p text:style-name="Text_20_body">2. Cancer: The patient has a history of cancer (yes), so 1 point.</text:p>
      <text:p text:style-name="Text_20_body">3. Chronic heart failure: The patient does not have heart failure (no), so 0 points.</text:p>
      <text:p text:style-name="Text_20_body">4. Chronic pulmonary disease: The patient has chronic cardiopulmonary disease (yes), which counts as chronic pulmonary disease, so 1 point.</text:p>
      <text:p text:style-name="Text_20_body">5. Pulse rate ≥ 110 bpm: The patient's heart rate is 76 bpm, so 0 points.</text:p>
      <text:p text:style-name="Text_20_body">6. Systolic blood pressure &lt; 100 mmHg: The patient's SBP is 136 mmHg, so 0 points.</text:p>
      <text:p text:style-name="Text_20_body">7. Arterial oxyhaemoglobin saturation &lt; 90%: The patient's oxygen saturation is 95%, so 0 points.</text:p>
      <text:p text:style-name="Text_20_body"/>
      <text:p text:style-name="Text_20_body">Sum of points = 1 (cancer) + 1 (chronic pulmonary disease) = 2 points.</text:p>
      <text:p text:style-name="Text_20_body">sPESI value: 2 (High)</text:p>
      <text:p text:style-name="P1"/>
      <text:p text:style-name="P5"/>
      <text:p text:style-name="P3">Risk of Early Mortality:</text:p>
      <text:p text:style-name="P6">Step-by-step reasoning to classify the risk of early mortality for this patient with pulmonary embolism:</text:p>
      <text:p text:style-name="P1">1. **Haemodynamic instability**: </text:p>
      <text:p text:style-name="Text_20_body">- According to the definition, haemodynamic instability includes cardiac arrest, obstructive shock (SBP &lt;90 mmHg or vasopressors needed), or persistent hypotension (SBP &lt;90 mmHg or drop &gt;40 mmHg for &gt;15 min). </text:p>
      <text:p text:style-name="Text_20_body">- The patient’s SBP is 136 mmHg, no signs of hypoperfusion, and no altered mental status. </text:p>
      <text:p text:style-name="Text_20_body">- Therefore, haemodynamic instability is **absent (-)**.</text:p>
      <text:p text:style-name="Text_20_body"/>
      <text:p text:style-name="Text_20_body">2. **Clinical parameters of PE severity and/or comorbidity (PESI and sPESI)**: </text:p>
      <text:p text:style-name="Text_20_body">- PESI value is 75, which corresponds to PESI Class II. </text:p>
      <text:p text:style-name="Text_20_body">- sPESI value is 2, which is ≥1. </text:p>
      <text:p text:style-name="Text_20_body">- The table states that clinical parameters are positive if PESI class is III-V or sPESI ≥1. </text:p>
      <text:p text:style-name="Text_20_body">- Since sPESI is 2 (≥1), clinical parameters are **positive (+)**.</text:p>
      <text:p text:style-name="Text_20_body"/>
      <text:p text:style-name="Text_20_body">3. **RV dysfunction on TTE or CTPA**: </text:p>
      <text:p text:style-name="Text_20_body">- Echocardiography shows RV dysfunction = yes. </text:p>
      <text:p text:style-name="Text_20_body"><text:soft-page-break/>- RV/LV diameter ratio is not available, but RV dysfunction is confirmed. </text:p>
      <text:p text:style-name="Text_20_body">- Therefore, RV dysfunction is **positive (+)**.</text:p>
      <text:p text:style-name="Text_20_body"/>
      <text:p text:style-name="Text_20_body">4. **Elevated cardiac troponin levels**: </text:p>
      <text:p text:style-name="Text_20_body">- Troponin elevated status is "Not Available". </text:p>
      <text:p text:style-name="Text_20_body">- Since this is unknown, we cannot confirm if this is positive or negative. </text:p>
      <text:p text:style-name="Text_20_body">- For safety, we cannot assume it is negative. </text:p>
      <text:p text:style-name="Text_20_body">- This is an **unknown** parameter.</text:p>
      <text:p text:style-name="Text_20_body"/>
      <text:p text:style-name="Text_20_body">5. **Classification according to the table**: </text:p>
      <text:p text:style-name="Text_20_body">- Haemodynamic instability: negative (-) </text:p>
      <text:p text:style-name="Text_20_body">- Clinical parameters: positive (+) </text:p>
      <text:p text:style-name="Text_20_body">- RV dysfunction: positive (+) </text:p>
      <text:p text:style-name="Text_20_body">- Troponin: unknown (cannot confirm positive or negative)</text:p>
      <text:p text:style-name="Text_20_body"/>
      <text:p text:style-name="Text_20_body">The table categories are: </text:p>
      <text:p text:style-name="Text_20_body">- High risk: haemodynamic instability + clinical parameters + RV dysfunction + troponin all positive </text:p>
      <text:p text:style-name="Text_20_body">- Intermediate-high risk: haemodynamic instability negative, clinical parameters positive, RV dysfunction positive, troponin positive </text:p>
      <text:p text:style-name="Text_20_body">- Intermediate-low risk: haemodynamic instability negative, clinical parameters positive, one or none of RV dysfunction or troponin positive </text:p>
      <text:p text:style-name="Text_20_body">- Low risk: haemodynamic instability negative, clinical parameters negative, RV dysfunction negative, troponin negative</text:p>
      <text:p text:style-name="Text_20_body"/>
      <text:p text:style-name="Text_20_body">Since haemodynamic instability is negative, clinical parameters and RV dysfunction are positive, but troponin is unknown, we cannot confirm the troponin positivity required for intermediate-high risk. However, the presence of two positive parameters (clinical and RV dysfunction) with haemodynamic stability fits best with **intermediate-high risk** if troponin is positive, or **intermediate-low risk** if troponin is negative or unknown.</text:p>
      <text:p text:style-name="Text_20_body"/>
      <text:p text:style-name="Text_20_body">6. **Considering the unknown troponin**: </text:p>
      <text:p text:style-name="Text_20_body">- The guidelines emphasize caution and do not recommend assuming negative if data is missing. </text:p>
      <text:p text:style-name="Text_20_body"><text:soft-page-break/>- Given the patient has positive clinical parameters and RV dysfunction, and troponin is unknown, the safest classification is **intermediate-high risk**, assuming troponin could be elevated or pending confirmation. </text:p>
      <text:p text:style-name="Text_20_body">- If troponin is later found negative, the risk would be intermediate-low. </text:p>
      <text:p text:style-name="Text_20_body">- For now, based on available data and to ensure patient safety, classify as intermediate-high risk.</text:p>
      <text:p text:style-name="Text_20_body"/>
      <text:p text:style-name="Text_20_body">Risk of Early Mortality level: Intermediate-high</text:p>
      <text:p text:style-name="P3"/>
      <text:p text:style-name="P3">Recommendations:</text:p>
      <text:p text:style-name="P1">- Patient State: </text:p>
      <text:p text:style-name="Text_20_body">A 35-year-old female patient with a history of cancer and chronic cardiopulmonary disease, currently normotensive (SBP 136 mmHg), no signs of hypoperfusion or altered mental status, and stable vital signs. Echocardiography shows right ventricular (RV) dysfunction (TAPSE 13 mm, below normal threshold &lt;16 mm), indicating RV pressure overload. PESI score is 75 (Class II), but sPESI is 2, classifying her as high risk for early mortality (intermediate-high risk). There is a recent major surgery within the last 3 weeks, which constitutes an absolute contraindication to systemic thrombolysis. Relevant laboratory data (troponin, NT-proBNP, renal function) and CTPA imaging are not available.</text:p>
      <text:p text:style-name="Text_20_body"/>
      <text:p text:style-name="Text_20_body">- Diagnosis: </text:p>
      <text:p text:style-name="Text_20_body">Suspected pulmonary embolism without haemodynamic instability but with intermediate-high risk features due to RV dysfunction on echocardiography and high sPESI score. The diagnosis is not yet confirmed by CTPA or laboratory biomarkers. The patient is stable but at elevated risk of early decompensation.</text:p>
      <text:p text:style-name="Text_20_body"/>
      <text:p text:style-name="Text_20_body">- Recommendations:</text:p>
      <text:p text:style-name="Text_20_body">1. **Diagnostic Workup:**</text:p>
      <text:p text:style-name="Text_20_body">- **Urgent CTPA**: Given the high clinical probability of PE (high sPESI, RV dysfunction), perform computed tomography pulmonary angiography (CTPA) promptly to confirm or exclude PE. This is essential as the diagnosis is currently unconfirmed and will guide definitive management. </text:p>
      <text:p text:style-name="Text_20_body"><text:tab/>- *Rationale*: Guidelines recommend CTPA as the first-line imaging in suspected PE with <text:tab/>high clinical probability or RV dysfunction (Class I, Level C). </text:p>
      <text:p text:style-name="Text_20_body"><text:tab/>- *Precaution*: Ensure renal function assessment prior to contrast administration; if <text:tab/>unavailable, consider alternative imaging or hydration protocols.</text:p>
      <text:p text:style-name="Text_20_body"/>
      <text:p text:style-name="Text_20_body"><text:soft-page-break/>- **Cardiac Biomarkers**: Obtain cardiac troponin and NT-proBNP levels as soon as possible to further stratify risk and confirm myocardial injury related to RV strain. </text:p>
      <text:p text:style-name="Text_20_body"><text:tab/>- *Rationale*: Positive troponin in the presence of RV dysfunction confirms intermediate-<text:tab/>high risk PE and guides monitoring intensity.</text:p>
      <text:p text:style-name="Text_20_body">- **Venous Ultrasound**: Consider bilateral lower limb compression ultrasonography to detect deep vein thrombosis (DVT), which may support the diagnosis if CTPA is delayed or contraindicated.</text:p>
      <text:p text:style-name="Text_20_body">2. **Initial Management:**</text:p>
      <text:p text:style-name="Text_20_body">- **Anticoagulation**: Initiate anticoagulation immediately with low molecular weight heparin (LMWH), e.g., enoxaparin 1 mg/kg subcutaneously every 12 hours, unless contraindicated. </text:p>
      <text:p text:style-name="Text_20_body"><text:tab/>- *Rationale*: Anticoagulation is the cornerstone of PE treatment in stable patients and <text:tab/>should not be delayed while awaiting confirmatory tests if clinical suspicion is high (Class I, <text:tab/>Level C). </text:p>
      <text:p text:style-name="Text_20_body"><text:tab/>- *Precaution*: Monitor for bleeding risk, especially given recent major surgery; adjust <text:tab/>dosing if renal impairment is identified.</text:p>
      <text:p text:style-name="Text_20_body">- **Avoid systemic thrombolysis**: Due to the absolute contraindication of recent major surgery (within 3 weeks), systemic thrombolytic therapy is contraindicated. </text:p>
      <text:p text:style-name="Text_20_body"><text:tab/>- *Rationale*: High bleeding risk outweighs benefits in intermediate-high risk PE without <text:tab/>haemodynamic instability.</text:p>
      <text:p text:style-name="Text_20_body">3. **Monitoring and Supportive Care:**</text:p>
      <text:p text:style-name="Text_20_body">- Admit the patient to a monitored setting (intermediate care or step-down unit) for close observation over the first 48-72 hours due to intermediate-high risk status and potential for haemodynamic deterioration. </text:p>
      <text:p text:style-name="Text_20_body"><text:tab/>- *Rationale*: Guidelines recommend hospitalization and monitoring for patients with RV <text:tab/>dysfunction and positive troponin or high-risk scores to detect early signs of <text:tab/>decompensation.</text:p>
      <text:p text:style-name="Text_20_body">- Monitor vital signs, oxygen saturation, and clinical status frequently. Provide supplemental oxygen if saturation falls below 90%.</text:p>
      <text:p text:style-name="Text_20_body">4. **Escalation Plan if Clinical Deterioration Occurs:**</text:p>
      <text:p text:style-name="Text_20_body">- If the patient develops haemodynamic instability (persistent hypotension, shock, cardiac arrest), consider rescue reperfusion therapy. Given thrombolysis contraindication, evaluate for: </text:p>
      <text:p text:style-name="Text_20_body"><text:tab/>- **Surgical pulmonary embolectomy** or </text:p>
      <text:p text:style-name="Text_20_body"><text:tab/>- **Percutaneous catheter-directed therapies** (e.g., catheter-directed thrombolysis or <text:tab/>thrombectomy), if available and expertise exists onsite. </text:p>
      <text:p text:style-name="Text_20_body"><text:tab/>- *Rationale*: These are recommended alternatives for high-risk PE patients with <text:tab/>contraindications to thrombolysis (Class I and IIa, Level C).</text:p>
      <text:p text:style-name="Text_20_body">- Consider hemodynamic support with vasopressors (norepinephrine, dobutamine) if shock develops.</text:p>
      <text:p text:style-name="Text_20_body"><text:soft-page-break/>5. **Transition to Oral Anticoagulation:**</text:p>
      <text:p text:style-name="Text_20_body">- After clinical stabilization and at least 2-3 days of parenteral anticoagulation, transition to oral anticoagulants can be considered. </text:p>
      <text:p text:style-name="Text_20_body">- Use direct oral anticoagulants (DOACs) such as apixaban or rivaroxaban following approved dosing regimens: </text:p>
      <text:p text:style-name="Text_20_body"><text:tab/>- Apixaban: 10 mg twice daily for 7 days, then 5 mg twice daily. </text:p>
      <text:p text:style-name="Text_20_body"><text:tab/>- Rivaroxaban: 15 mg twice daily for 21 days, then 20 mg once daily. </text:p>
      <text:p text:style-name="Text_20_body">- Alternatively, if switching to dabigatran or edoxaban, ensure a minimum of 5 days of parenteral anticoagulation before transition. </text:p>
      <text:p text:style-name="Text_20_body">- *Rationale*: DOACs are effective and safe for PE treatment; however, initial parenteral anticoagulation is required in intermediate-high risk patients.</text:p>
      <text:p text:style-name="Text_20_body"/>
      <text:p text:style-name="Text_20_body">- Summary: </text:p>
      <text:p text:style-name="Text_20_body">This patient presents with suspected intermediate-high risk PE characterized by RV dysfunction and high sPESI score but is haemodynamically stable. Immediate initiation of anticoagulation with LMWH is warranted while urgently confirming diagnosis with CTPA and cardiac biomarkers. Systemic thrombolysis is contraindicated due to recent major surgery; therefore, close monitoring in hospital is essential to detect early deterioration. Rescue reperfusion options such as surgical embolectomy or catheter-directed therapies should be considered if haemodynamic instability develops. Transition to oral anticoagulation should follow stabilization, adhering to recommended dosing protocols. This approach balances the risk of bleeding with the need for effective PE management and aligns with current guideline recommendations.</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3T08:45:53.182000000</dc:date>
    <meta:editing-duration>PT2H23M</meta:editing-duration>
    <meta:editing-cycles>11</meta:editing-cycles>
    <meta:generator>LibreOffice/7.6.2.1$Windows_X86_64 LibreOffice_project/56f7684011345957bbf33a7ee678afaf4d2ba333</meta:generator>
    <meta:document-statistic meta:table-count="0" meta:image-count="0" meta:object-count="0" meta:page-count="6" meta:paragraph-count="106" meta:word-count="1593" meta:character-count="10852" meta:non-whitespace-character-count="9296"/>
  </office:meta>
</office:document-meta>
</file>